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margin-left="0.794cm" fo:margin-right="0cm" fo:text-indent="0cm" style:auto-text-indent="false"/>
    </style:style>
    <style:style style:name="P3" style:family="paragraph" style:parent-style-name="Text_20_body">
      <style:paragraph-properties fo:margin-left="0.794cm" fo:margin-right="0cm" fo:text-indent="0cm" style:auto-text-indent="false"/>
      <style:text-properties fo:color="#993300" style:font-name="Arial1"/>
    </style:style>
    <style:style style:name="P4" style:family="paragraph" style:parent-style-name="Text_20_body">
      <style:paragraph-properties fo:margin-left="0.794cm" fo:margin-right="0cm" fo:text-indent="0cm" style:auto-text-indent="false"/>
      <style:text-properties style:font-name="Arial1"/>
    </style:style>
    <style:style style:name="T1" style:family="text">
      <style:text-properties fo:color="#993300"/>
    </style:style>
    <style:style style:name="T2" style:family="text">
      <style:text-properties fo:color="#993300" style:font-name="Arial" fo:font-weight="normal"/>
    </style:style>
    <style:style style:name="T3" style:family="text">
      <style:text-properties fo:color="#993300" fo:background-color="#fff200" loext:char-shading-value="0"/>
    </style:style>
    <style:style style:name="T4" style:family="text">
      <style:text-properties fo:color="#993300" fo:background-color="#fff200" loext:char-shading-value="0"/>
    </style:style>
    <style:style style:name="T5" style:family="text">
      <style:text-properties fo:color="#993300" fo:font-weight="normal"/>
    </style:style>
    <style:style style:name="T6" style:family="text">
      <style:text-properties fo:color="#993300" style:font-name="Arial1"/>
    </style:style>
    <style:style style:name="T7" style:family="text">
      <style:text-properties fo:color="#993300" style:font-name="Arial1" fo:font-weight="normal"/>
    </style:style>
    <style:style style:name="T8" style:family="text">
      <style:text-properties style:font-name="Arial" fo:font-weight="normal"/>
    </style:style>
    <style:style style:name="T9" style:family="text">
      <style:text-properties fo:font-weight="normal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style:font-name="Arial1"/>
    </style:style>
    <style:style style:name="T14" style:family="text">
      <style:text-properties style:font-name="Arial1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4">¿Cuántos </text:span><text:span text:style-name="Strong_20_Emphasis"><text:span text:style-name="T7">segundos</text:span></text:span><text:span text:style-name="Strong_20_Emphasis"><text:span text:style-name="T14"> </text:span></text:span><text:span text:style-name="T14">tarda en transmitirse un fichero de </text:span><text:span text:style-name="Strong_20_Emphasis"><text:span text:style-name="T7">244 MBytes de tamaño</text:span></text:span><text:span text:style-name="T14"> por una línea de transmisión de datos que tiene una </text:span><text:span text:style-name="Strong_20_Emphasis"><text:span text:style-name="T7">velocidad de 12kbps</text:span></text:span><text:span text:style-name="T14">?</text:span></text:p>
      <text:p text:style-name="P1">Inserta los cálculos utilizados y el resultado</text:p>
      <text:p text:style-name="P1"/>
      <text:p text:style-name="Text_20_body"><text:span text:style-name="T13">Primero </text:span><text:span text:style-name="Strong_20_Emphasis"><text:span text:style-name="T13">convertimos</text:span></text:span><text:span text:style-name="T13"> los </text:span><text:span text:style-name="Strong_20_Emphasis"><text:span text:style-name="T13">MB</text:span></text:span><text:span text:style-name="T13"> a </text:span><text:span text:style-name="Strong_20_Emphasis"><text:span text:style-name="T13">KB</text:span></text:span></text:p>
      <text:p text:style-name="P3">244 MB = 244 * 1024 =  249856 KB</text:p>
      <text:p text:style-name="Text_20_body"><text:span text:style-name="T13">Después </text:span><text:span text:style-name="Strong_20_Emphasis"><text:span text:style-name="T13">convertimos</text:span></text:span><text:span text:style-name="T13"> los </text:span><text:span text:style-name="Strong_20_Emphasis"><text:span text:style-name="T13">KB</text:span></text:span><text:span text:style-name="T13"> a </text:span><text:span text:style-name="Strong_20_Emphasis"><text:span text:style-name="T13">Kb</text:span></text:span><text:span text:style-name="T13">  porque la velocidad de la línea es en </text:span><text:span text:style-name="Strong_20_Emphasis"><text:span text:style-name="T13">Kbps</text:span></text:span><text:span text:style-name="T13"> y así ponemos en </text:span><text:span text:style-name="Strong_20_Emphasis"><text:span text:style-name="T13">unidades similares</text:span></text:span><text:span text:style-name="T13"> el </text:span><text:span text:style-name="Strong_20_Emphasis"><text:span text:style-name="T13">tamaño</text:span></text:span><text:span text:style-name="T13"> del archivo y la </text:span><text:span text:style-name="Strong_20_Emphasis"><text:span text:style-name="T13">velocidad</text:span></text:span><text:span text:style-name="T13"> de la línea</text:span></text:p>
      <text:p text:style-name="P3">249856 KB = 249856 x 8 = 1998848 Kb</text:p>
      <text:p text:style-name="Text_20_body"><text:span text:style-name="T13">Ahora ya podemos plantear la </text:span><text:span text:style-name="Strong_20_Emphasis"><text:span text:style-name="T13">regla de tres</text:span></text:span><text:span text:style-name="T13">. Si </text:span><text:span text:style-name="Strong_20_Emphasis"><text:span text:style-name="T13">12 Kb se transmiten en 1s,</text:span></text:span><text:span text:style-name="T13"> ¿En </text:span><text:span text:style-name="Strong_20_Emphasis"><text:span text:style-name="T13">cuántos segundos</text:span></text:span><text:span text:style-name="T13"> se transmitirá un archivo de </text:span><text:span text:style-name="Strong_20_Emphasis"><text:span text:style-name="T13">tamaño de 1998848 Kb?</text:span></text:span></text:p>
      <text:p text:style-name="P3">12 Kb --------------&gt; 1 s</text:p>
      <text:p text:style-name="P3">1998848 Kb---------&gt; x s</text:p>
      <text:p text:style-name="P4"><text:span text:style-name="T1">x = 1998848 / 12 = </text:span><text:span text:style-name="T4">166570,6 s</text:span><text:span text:style-name="T11"> </text:span>tarda en transmitirse el fichero</text:p>
      <text:p text:style-name="P1">El resultado es lo que nos piden, el tiempo en segundos que tarda el archivo en descargarse</text:p>
      <text:p text:style-name="P1"/>
      <text:p text:style-name="Text_20_body"><text:span text:style-name="T13">En una red cuya </text:span><text:span text:style-name="Strong_20_Emphasis"><text:span text:style-name="T6">velocidad</text:span></text:span><text:span text:style-name="T13"> de transmisión es de </text:span><text:span text:style-name="Strong_20_Emphasis"><text:span text:style-name="T6">4 Mbps</text:span></text:span></text:p>
      <text:p text:style-name="Text_20_body"><text:span text:style-name="T13">¿Qué </text:span><text:span text:style-name="Strong_20_Emphasis"><text:span text:style-name="T6">tamaño</text:span></text:span><text:span text:style-name="T13"> máximo de fichero puedo descargar en </text:span><text:span text:style-name="Strong_20_Emphasis"><text:span text:style-name="T6">30 minutos</text:span></text:span><text:span text:style-name="T13">?</text:span></text:p>
      <text:p text:style-name="Text_20_body"><text:span text:style-name="T13">Expresa el resultado en </text:span><text:span text:style-name="Strong_20_Emphasis"><text:span text:style-name="T6">MB</text:span></text:span><text:span text:style-name="T13"> y en </text:span><text:span text:style-name="Strong_20_Emphasis"><text:span text:style-name="T6">GB</text:span></text:span></text:p>
      <text:p text:style-name="P1">Inserta los cálculos y el resultado</text:p>
      <text:p text:style-name="Text_20_body"><text:span text:style-name="T13">Primero </text:span><text:span text:style-name="Strong_20_Emphasis"><text:span text:style-name="T13">pasamos</text:span></text:span><text:span text:style-name="T13"> el tiempo de </text:span><text:span text:style-name="Strong_20_Emphasis"><text:span text:style-name="T13">minutos</text:span></text:span><text:span text:style-name="T13"> a </text:span><text:span text:style-name="Strong_20_Emphasis"><text:span text:style-name="T13">segundos</text:span></text:span></text:p>
      <text:p text:style-name="P2"><text:span text:style-name="T6">30 m = 30 x 60 = </text:span><text:span text:style-name="Strong_20_Emphasis"><text:span text:style-name="T6">1800 s</text:span></text:span></text:p>
      <text:p text:style-name="Text_20_body"><text:span text:style-name="T13">Por tanto la regla de tres sería: como la </text:span><text:span text:style-name="Strong_20_Emphasis"><text:span text:style-name="T13">velocidad</text:span></text:span><text:span text:style-name="T13"> de transmisión es de </text:span><text:span text:style-name="Strong_20_Emphasis"><text:span text:style-name="T13">4 Mbps</text:span></text:span><text:span text:style-name="T13">, eso significa que en </text:span><text:span text:style-name="Strong_20_Emphasis"><text:span text:style-name="T13">1s</text:span></text:span><text:span text:style-name="T13"> se transmiten </text:span><text:span text:style-name="Strong_20_Emphasis"><text:span text:style-name="T13">4 Mb</text:span></text:span><text:span text:style-name="T13">, por tanto ¿en </text:span><text:span text:style-name="Strong_20_Emphasis"><text:span text:style-name="T13">1800s</text:span></text:span><text:span text:style-name="T13"> </text:span><text:span text:style-name="Strong_20_Emphasis"><text:span text:style-name="T13">cuántos Mb</text:span></text:span><text:span text:style-name="T13"> se transmitirían? </text:span></text:p>
      <text:p text:style-name="P3">4 Mb  ---------------&gt; 1s</text:p>
      <text:p text:style-name="P3">x Mb ----------------&gt; 1800s</text:p>
      <text:p text:style-name="P2"><text:span text:style-name="T6">x = 4 x 1800 = </text:span><text:span text:style-name="Strong_20_Emphasis"><text:span text:style-name="T6">7200 Mb</text:span></text:span></text:p>
      <text:p text:style-name="Text_20_body"><text:span text:style-name="T13">Como el resultado nos lo piden en </text:span><text:span text:style-name="Strong_20_Emphasis"><text:span text:style-name="T13">MB</text:span></text:span><text:span text:style-name="T13"> y </text:span><text:span text:style-name="Strong_20_Emphasis"><text:span text:style-name="T13">GB</text:span></text:span><text:span text:style-name="T13">, debemos </text:span><text:span text:style-name="Strong_20_Emphasis"><text:span text:style-name="T13">convertir</text:span></text:span><text:span text:style-name="T13"> los </text:span><text:span text:style-name="Strong_20_Emphasis"><text:span text:style-name="T13">Mb en MB</text:span></text:span><text:span text:style-name="T13">  posteriormente los </text:span><text:span text:style-name="Strong_20_Emphasis"><text:span text:style-name="T13">MB en GB</text:span></text:span></text:p>
      <text:p text:style-name="P3">7200 Mb = 7200 / 8 = <text:span text:style-name="T12">900 MB</text:span></text:p>
      <text:p text:style-name="P3">900 MB = 900 / 1024 = <text:span text:style-name="T12">0,878 GB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1:15.177674863</meta:creation-date>
    <dc:date>2017-10-18T17:11:58.997314612</dc:date>
    <meta:editing-duration>PT32S</meta:editing-duration>
    <meta:editing-cycles>1</meta:editing-cycles>
    <meta:document-statistic meta:table-count="0" meta:image-count="0" meta:object-count="0" meta:page-count="2" meta:paragraph-count="24" meta:word-count="297" meta:character-count="1458" meta:non-whitespace-character-count="1184"/>
    <meta:generator>LibreOffice/5.4.2.2$Linux_X86_64 LibreOffice_project/40m0$Build-2</meta:generator>
  </office:meta>
</office:document-meta>
</file>